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co2" style:family="table-column">
      <style:table-column-properties fo:break-before="auto" style:column-width="0.67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" style:base-cell-address="Sheet1.C1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" style:base-cell-address="Sheet1.C1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" style:base-cell-address="Sheet1.C1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" style:base-cell-address="Sheet1.C1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" style:base-cell-address="Sheet1.G41"/>
    </style:style>
    <style:style style:name="ce8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ce1"/>
        <table:table-column table:style-name="co2" table:default-cell-style-name="ce5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Contestant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table:style-name="ce3" office:value-type="string" calcext:value-type="string">
            <text:p>Week 3 Part 1</text:p>
          </table:table-cell>
          <table:table-cell table:style-name="ce4" office:value-type="string" calcext:value-type="string">
            <text:p>Week 3 Part 2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Alayah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Alexa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Deand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Hannah Ann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Jasmine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Kelley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Kelsey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Kiar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Lex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Madison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Mykenna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Natasha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Sarah 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Savanna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Shian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Sydne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Tamm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Victoria F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Victoria P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Brittan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Chelse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Dayoun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Delvin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Geoffre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Marqui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Nanc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Sergio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Victoria C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Liam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Morgan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Anthony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Sam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Graysen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Elise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Salee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Avne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Reggie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Naima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Natalie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Tyson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Danni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Sophie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Jeremy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Sandra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Ben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Michele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Wendell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Adam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Yul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Sarah L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Amber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Rob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Pavarti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Kim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Denise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Tony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Nick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Ethan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G2:Sheet1.G20 Sheet1.G22:Sheet1.G23 Sheet1.C1:Sheet1.F1048576 Sheet1.G30:Sheet1.G40">
            <calcext:condition calcext:apply-style-name="ConditionalStyle_2" calcext:value="=&quot;X&quot;" calcext:base-cell-address="Sheet1.C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Sheet1.G41:Sheet1.G41">
            <calcext:condition calcext:apply-style-name="ConditionalStyle_1" calcext:value="=&quot;X&quot;" calcext:base-cell-address="Sheet1.G41"/>
          </calcext:conditional-format>
          <calcext:conditional-format calcext:target-range-address="Sheet1.C2:Sheet1.T5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d0cece"/>
    </style:style>
    <style:style style:name="ConditionalStyle_5f_1" style:display-name="ConditionalStyle_1" style:family="table-cell" style:parent-style-name="Default">
      <style:table-cell-properties fo:background-color="#d0cec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Nagle, Maddie [USA]</meta:initial-creator>
    <meta:creation-date>2020-02-12T15:57:21</meta:creation-date>
    <dc:date>2020-02-22T10:18:42.935939907</dc:date>
    <meta:generator>LibreOffice/6.4.0.3$MacOSX_X86_64 LibreOffice_project/b0a288ab3d2d4774cb44b62f04d5d28733ac6df8</meta:generator>
    <meta:editing-duration>PT1M10S</meta:editing-duration>
    <meta:editing-cycles>1</meta:editing-cycles>
    <meta:document-statistic meta:table-count="1" meta:cell-count="47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